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officeooo:rsid="000a9e01" officeooo:paragraph-rsid="000a9e0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0a9e01" officeooo:paragraph-rsid="000a9e0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a9e01" officeooo:paragraph-rsid="000a9e0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26e3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2d793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3a1ac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2aa1a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34399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3de9b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425ad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072a09" officeooo:paragraph-rsid="0021c0b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26e3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2aa1a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2d793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3a1ac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34399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3de9b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425ad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28c17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2aa1a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2d793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3a1ac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34399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3de9b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425ad7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officeooo:rsid="000a9e01" officeooo:paragraph-rsid="000a9e01" style:font-size-asian="15.75pt" style:font-weight-asian="bold" style:font-size-complex="18pt" style:font-weight-complex="bold"/>
    </style:style>
    <style:style style:name="P27" style:family="paragraph" style:parent-style-name="Standard">
      <style:text-properties style:font-name="Arial" fo:font-size="18pt" style:text-underline-style="solid" style:text-underline-width="auto" style:text-underline-color="font-color" fo:font-weight="bold" officeooo:rsid="00072a09" officeooo:paragraph-rsid="0021c0ba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24pt" fo:font-weight="bold" officeooo:rsid="000a9e01" officeooo:paragraph-rsid="000a9e01" style:font-size-asian="21pt" style:font-weight-asian="bold" style:font-size-complex="2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2" fo:font-size="12pt" style:text-underline-style="none" fo:font-weight="bold" officeooo:rsid="0014c69e" officeooo:paragraph-rsid="00111ff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2" fo:font-size="12pt" style:text-underline-style="none" fo:font-weight="bold" officeooo:rsid="001d43a0" officeooo:paragraph-rsid="001d43a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2" fo:font-size="18pt" style:text-underline-style="solid" style:text-underline-width="auto" style:text-underline-color="font-color" fo:font-weight="bold" officeooo:rsid="0014c69e" officeooo:paragraph-rsid="0014c69e" style:font-size-asian="15.75pt" style:font-weight-asian="bold" style:font-size-complex="18pt" style:font-weight-complex="bold"/>
    </style:style>
    <style:style style:name="P32" style:family="paragraph" style:parent-style-name="Standard">
      <style:text-properties officeooo:rsid="00072a09" officeooo:paragraph-rsid="0021c0ba"/>
    </style:style>
    <style:style style:name="P33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34" style:family="paragraph" style:parent-style-name="Heading_20_2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Heading_20_2">
      <style:text-properties style:font-name="Arial" style:text-underline-style="solid" style:text-underline-width="auto" style:text-underline-color="font-color" fo:font-weight="bold" officeooo:paragraph-rsid="003a1aca" style:font-weight-asian="bold" style:font-weight-complex="bold"/>
    </style:style>
    <style:style style:name="P36" style:family="paragraph" style:parent-style-name="Heading_20_2">
      <style:text-properties style:font-name="Arial" style:text-underline-style="solid" style:text-underline-width="auto" style:text-underline-color="font-color" fo:font-weight="bold" officeooo:paragraph-rsid="00343990" style:font-weight-asian="bold" style:font-weight-complex="bold"/>
    </style:style>
    <style:style style:name="P37" style:family="paragraph" style:parent-style-name="Heading_20_2">
      <style:text-properties style:font-name="Arial" style:text-underline-style="solid" style:text-underline-width="auto" style:text-underline-color="font-color" fo:font-weight="bold" officeooo:paragraph-rsid="003de9bf" style:font-weight-asian="bold" style:font-weight-complex="bold"/>
    </style:style>
    <style:style style:name="P38" style:family="paragraph" style:parent-style-name="Heading_20_2">
      <style:text-properties style:font-name="Arial" style:text-underline-style="solid" style:text-underline-width="auto" style:text-underline-color="font-color" fo:font-weight="bold" officeooo:paragraph-rsid="00425ad7" style:font-weight-asian="bold" style:font-weight-complex="bold"/>
    </style:style>
    <style:style style:name="P3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a9e01" officeooo:paragraph-rsid="000a9e01" style:font-size-asian="10.5pt" style:font-weight-asian="bold" style:font-size-complex="12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c298c" officeooo:paragraph-rsid="000c298c" style:font-size-asian="10.5pt" style:font-weight-asian="bold" style:font-size-complex="12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11ff5" officeooo:paragraph-rsid="00111ff5" style:font-size-asian="10.5pt" style:font-weight-asian="bold" style:font-size-complex="12pt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4c69e" officeooo:paragraph-rsid="0014c69e" style:font-size-asian="10.5pt" style:font-weight-asian="bold" style:font-size-complex="12pt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7282d" officeooo:paragraph-rsid="0017282d" style:font-size-asian="10.5pt" style:font-weight-asian="bold" style:font-size-complex="12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ccf5b" officeooo:paragraph-rsid="001ccf5b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bold" officeooo:rsid="000a9e01" officeooo:paragraph-rsid="000a9e01" style:font-size-asian="10.5pt" style:font-weight-asian="bold" style:font-size-complex="12pt" style:font-weight-complex="bold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bold" officeooo:rsid="00072a09" officeooo:paragraph-rsid="0021c0ba" style:font-size-asian="10.5pt" style:font-weight-asian="bold" style:font-size-complex="12pt" style:font-weight-complex="bold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28c17f" officeooo:paragraph-rsid="0028c17f" style:font-size-asian="10.5pt" style:font-weight-asian="bold" style:font-size-complex="12pt" style:font-weight-complex="bold"/>
    </style:style>
    <style:style style:name="P49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bold" officeooo:rsid="0026e3e7" officeooo:paragraph-rsid="0026e3e7" style:font-size-asian="10.5pt" style:font-weight-asian="bold" style:font-size-complex="12pt" style:font-weight-complex="bold"/>
    </style:style>
    <style:style style:name="P50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bold" officeooo:rsid="0026e3e7" officeooo:paragraph-rsid="002aa1aa" style:font-size-asian="10.5pt" style:font-weight-asian="bold" style:font-size-complex="12pt" style:font-weight-complex="bold"/>
    </style:style>
    <style:style style:name="P51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bold" officeooo:rsid="0026e3e7" officeooo:paragraph-rsid="002d7930" style:font-size-asian="10.5pt" style:font-weight-asian="bold" style:font-size-complex="12pt" style:font-weight-complex="bold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bold" officeooo:rsid="0026e3e7" officeooo:paragraph-rsid="00343990" style:font-size-asian="10.5pt" style:font-weight-asian="bold" style:font-size-complex="12pt" style:font-weight-complex="bold"/>
    </style:style>
    <style:style style:name="P53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bold" officeooo:rsid="0026e3e7" officeooo:paragraph-rsid="003a1aca" style:font-size-asian="10.5pt" style:font-weight-asian="bold" style:font-size-complex="12pt" style:font-weight-complex="bold"/>
    </style:style>
    <style:style style:name="P54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bold" officeooo:rsid="0026e3e7" officeooo:paragraph-rsid="003de9bf" style:font-size-asian="10.5pt" style:font-weight-asian="bold" style:font-size-complex="12pt" style:font-weight-complex="bold"/>
    </style:style>
    <style:style style:name="P55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26e3e7" officeooo:paragraph-rsid="00425ad7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425a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476677" style:font-size-asian="10.5pt" style:font-weight-asian="bold" style:font-size-complex="12pt" style:font-weight-complex="bold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bold" officeooo:rsid="002703d2" officeooo:paragraph-rsid="002703d2" style:font-size-asian="10.5pt" style:font-weight-asian="bold" style:font-size-complex="12pt" style:font-weight-complex="bold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2aa1aa" officeooo:paragraph-rsid="002aa1aa" style:font-size-asian="10.5pt" style:font-weight-asian="bold" style:font-size-complex="12pt" style:font-weight-complex="bold"/>
    </style:style>
    <style:style style:name="P60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bold" officeooo:rsid="002be636" officeooo:paragraph-rsid="002be636" style:font-size-asian="10.5pt" style:font-weight-asian="bold" style:font-size-complex="12pt" style:font-weight-complex="bold"/>
    </style:style>
    <style:style style:name="P61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bold" officeooo:rsid="002be636" officeooo:paragraph-rsid="002d7930" style:font-size-asian="10.5pt" style:font-weight-asian="bold" style:font-size-complex="12pt" style:font-weight-complex="bold"/>
    </style:style>
    <style:style style:name="P62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bold" officeooo:rsid="002be636" officeooo:paragraph-rsid="003a1aca" style:font-size-asian="10.5pt" style:font-weight-asian="bold" style:font-size-complex="12pt" style:font-weight-complex="bold"/>
    </style:style>
    <style:style style:name="P63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bold" officeooo:rsid="002be636" officeooo:paragraph-rsid="00402ad7" style:font-size-asian="10.5pt" style:font-weight-asian="bold" style:font-size-complex="12pt" style:font-weight-complex="bold"/>
    </style:style>
    <style:style style:name="P64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2be636" officeooo:paragraph-rsid="00425ad7" style:font-size-asian="10.5pt" style:font-weight-asian="bold" style:font-size-complex="12pt" style:font-weight-complex="bold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2f2965" officeooo:paragraph-rsid="002f2965" style:font-size-asian="10.5pt" style:font-weight-asian="bold" style:font-size-complex="12pt" style:font-weight-complex="bold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35ec70" officeooo:paragraph-rsid="0035ec70" style:font-size-asian="10.5pt" style:font-weight-asian="bold" style:font-size-complex="12pt" style:font-weight-complex="bold"/>
    </style:style>
    <style:style style:name="P67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bold" officeooo:rsid="0035ec70" officeooo:paragraph-rsid="0035ec70" style:font-size-asian="10.5pt" style:font-weight-asian="bold" style:font-size-complex="12pt" style:font-weight-complex="bold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3bd989" officeooo:paragraph-rsid="003bd989" style:font-size-asian="10.5pt" style:font-weight-asian="bold" style:font-size-complex="12pt" style:font-weight-complex="bold"/>
    </style:style>
    <style:style style:name="P69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bold" officeooo:rsid="003dc6dc" officeooo:paragraph-rsid="003dc6dc" style:font-size-asian="10.5pt" style:font-weight-asian="bold" style:font-size-complex="12pt" style:font-weight-complex="bold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402ad7" officeooo:paragraph-rsid="00402ad7" style:font-size-asian="10.5pt" style:font-weight-asian="bold" style:font-size-complex="12pt" style:font-weight-complex="bold"/>
    </style:style>
    <style:style style:name="P71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bold" officeooo:rsid="0041729b" officeooo:paragraph-rsid="0041729b" style:font-size-asian="10.5pt" style:font-weight-asian="bold" style:font-size-complex="12pt" style:font-weight-complex="bold"/>
    </style:style>
    <style:style style:name="P72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41729b" officeooo:paragraph-rsid="00425ad7" style:font-size-asian="10.5pt" style:font-weight-asian="bold" style:font-size-complex="12pt" style:font-weight-complex="bold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42e425" officeooo:paragraph-rsid="0042e425" style:font-size-asian="10.5pt" style:font-weight-asian="bold" style:font-size-complex="12pt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434e2e" officeooo:paragraph-rsid="00434e2e" style:font-size-asian="10.5pt" style:font-weight-asian="bold" style:font-size-complex="12pt" style:font-weight-complex="bold"/>
    </style:style>
    <style:style style:name="P75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4587d3" officeooo:paragraph-rsid="004587d3" style:font-size-asian="10.5pt" style:font-weight-asian="bold" style:font-size-complex="12pt" style:font-weight-complex="bold"/>
    </style:style>
    <style:style style:name="P76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45ba88" officeooo:paragraph-rsid="0045ba88" style:font-size-asian="10.5pt" style:font-weight-asian="bold" style:font-size-complex="12pt" style:font-weight-complex="bold"/>
    </style:style>
    <style:style style:name="P77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4420d0" officeooo:paragraph-rsid="004420d0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dc6dc" officeooo:paragraph-rsid="003dc6d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be636" officeooo:paragraph-rsid="00402ad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25ad7" officeooo:paragraph-rsid="00425ad7" style:font-size-asian="10.5pt" style:font-weight-asian="normal" style:font-size-complex="12pt" style:font-weight-complex="normal"/>
    </style:style>
    <style:style style:name="P81" style:family="paragraph" style:parent-style-name="Standard" style:list-style-name="L3">
      <style:text-properties style:font-name="Arial" fo:font-weight="bold" officeooo:rsid="00072a09" officeooo:paragraph-rsid="0021c0ba" style:font-weight-asian="bold" style:font-weight-complex="bold"/>
    </style:style>
    <style:style style:name="P82" style:family="paragraph" style:parent-style-name="Standard" style:list-style-name="L3">
      <style:text-properties style:font-name="Arial" fo:font-weight="bold" officeooo:rsid="00072a09" officeooo:paragraph-rsid="00244bd7" style:font-weight-asian="bold" style:font-weight-complex="bold"/>
    </style:style>
    <style:style style:name="P83" style:family="paragraph" style:parent-style-name="Standard" style:list-style-name="L3">
      <style:text-properties style:font-name="Arial" fo:font-weight="bold" officeooo:rsid="00244bd7" officeooo:paragraph-rsid="00244bd7" style:font-weight-asian="bold" style:font-weight-complex="bold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Arial2" fo:font-size="12pt" style:text-underline-style="none" fo:font-weight="bold" officeooo:rsid="000a9e01" officeooo:paragraph-rsid="000a9e01" style:font-size-asian="10.5pt" style:font-weight-asian="bold" style:font-size-complex="12pt" style:font-weight-complex="bold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Arial2" fo:font-size="12pt" style:text-underline-style="none" fo:font-weight="bold" officeooo:rsid="001b3060" officeooo:paragraph-rsid="001b3060" style:font-size-asian="10.5pt" style:font-weight-asian="bold" style:font-size-complex="12pt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Arial2" fo:font-size="12pt" style:text-underline-style="none" fo:font-weight="bold" officeooo:rsid="000dac87" officeooo:paragraph-rsid="000dac87" style:font-size-asian="10.5pt" style:font-weight-asian="bold" style:font-size-complex="12pt" style:font-weight-complex="bold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Arial2" fo:font-size="12pt" style:text-underline-style="none" fo:font-weight="bold" officeooo:rsid="0014c69e" officeooo:paragraph-rsid="0014c69e" style:font-size-asian="10.5pt" style:font-weight-asian="bold" style:font-size-complex="12pt" style:font-weight-complex="bold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Arial2" fo:font-size="12pt" style:text-underline-style="none" fo:font-weight="bold" officeooo:rsid="001cd511" officeooo:paragraph-rsid="001cd511" style:font-size-asian="10.5pt" style:font-weight-asian="bold" style:font-size-complex="12pt" style:font-weight-complex="bold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Arial2" fo:font-size="12pt" style:text-underline-style="none" fo:font-weight="bold" officeooo:rsid="001d43a0" officeooo:paragraph-rsid="001d43a0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c69e"/>
    </style:style>
    <style:style style:name="T3" style:family="text">
      <style:text-properties style:font-name="Arial2"/>
    </style:style>
    <style:style style:name="T4" style:family="text">
      <style:text-properties style:font-name="Arial2" style:text-underline-style="none"/>
    </style:style>
    <style:style style:name="T5" style:family="text">
      <style:text-properties style:font-name="Arial2" style:text-underline-style="none" officeooo:rsid="000dac87"/>
    </style:style>
    <style:style style:name="T6" style:family="text">
      <style:text-properties style:font-name="Arial2" style:text-underline-style="none" officeooo:rsid="000f410b"/>
    </style:style>
    <style:style style:name="T7" style:family="text">
      <style:text-properties style:font-name="Arial2" style:text-underline-style="none" officeooo:rsid="00111ff5"/>
    </style:style>
    <style:style style:name="T8" style:family="text">
      <style:text-properties style:font-name="Arial2" style:text-underline-style="none" officeooo:rsid="00115d72"/>
    </style:style>
    <style:style style:name="T9" style:family="text">
      <style:text-properties style:font-name="Arial2" style:text-underline-style="none" officeooo:rsid="00131098"/>
    </style:style>
    <style:style style:name="T10" style:family="text">
      <style:text-properties style:font-name="Arial2" style:text-underline-style="none" officeooo:rsid="00156acb"/>
    </style:style>
    <style:style style:name="T11" style:family="text">
      <style:text-properties style:font-name="Arial2" style:text-underline-style="none" officeooo:rsid="001dae09"/>
    </style:style>
    <style:style style:name="T12" style:family="text">
      <style:text-properties style:font-name="Arial2" style:text-underline-style="none" officeooo:rsid="001e48c4"/>
    </style:style>
    <style:style style:name="T13" style:family="text">
      <style:text-properties style:font-name="Arial2" style:text-underline-style="none" officeooo:rsid="00225914"/>
    </style:style>
    <style:style style:name="T14" style:family="text">
      <style:text-properties style:font-name="Arial2" fo:font-weight="normal" style:font-weight-asian="normal" style:font-weight-complex="normal"/>
    </style:style>
    <style:style style:name="T15" style:family="text">
      <style:text-properties style:font-name="Arial2" fo:font-weight="normal" officeooo:rsid="002be636" style:font-weight-asian="normal" style:font-weight-complex="normal"/>
    </style:style>
    <style:style style:name="T16" style:family="text">
      <style:text-properties style:font-name="Arial2" fo:font-weight="normal" officeooo:rsid="003684e4" style:font-weight-asian="normal" style:font-weight-complex="normal"/>
    </style:style>
    <style:style style:name="T17" style:family="text">
      <style:text-properties style:font-name="Arial2" fo:font-weight="normal" officeooo:rsid="0026e3e7" style:font-weight-asian="normal" style:font-weight-complex="normal"/>
    </style:style>
    <style:style style:name="T18" style:family="text">
      <style:text-properties style:font-name="Arial2" officeooo:rsid="002be636"/>
    </style:style>
    <style:style style:name="T19" style:family="text">
      <style:text-properties style:font-name="Arial2" officeooo:rsid="003684e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6e3e7" style:font-weight-asian="normal" style:font-weight-complex="normal"/>
    </style:style>
    <style:style style:name="T22" style:family="text">
      <style:text-properties fo:font-weight="normal" officeooo:rsid="002aa1aa" style:font-weight-asian="normal" style:font-weight-complex="normal"/>
    </style:style>
    <style:style style:name="T23" style:family="text">
      <style:text-properties fo:font-weight="normal" officeooo:rsid="002be636" style:font-weight-asian="normal" style:font-weight-complex="normal"/>
    </style:style>
    <style:style style:name="T24" style:family="text">
      <style:text-properties fo:font-weight="normal" officeooo:rsid="002f2965" style:font-weight-asian="normal" style:font-weight-complex="normal"/>
    </style:style>
    <style:style style:name="T25" style:family="text">
      <style:text-properties fo:font-weight="normal" officeooo:rsid="0035ec70" style:font-weight-asian="normal" style:font-weight-complex="normal"/>
    </style:style>
    <style:style style:name="T26" style:family="text">
      <style:text-properties fo:font-weight="normal" officeooo:rsid="003bd989" style:font-weight-asian="normal" style:font-weight-complex="normal"/>
    </style:style>
    <style:style style:name="T27" style:family="text">
      <style:text-properties fo:font-weight="normal" officeooo:rsid="003de9bf" style:font-weight-asian="normal" style:font-weight-complex="normal"/>
    </style:style>
    <style:style style:name="T28" style:family="text">
      <style:text-properties fo:font-weight="normal" officeooo:rsid="00402ad7" style:font-weight-asian="normal" style:font-weight-complex="normal"/>
    </style:style>
    <style:style style:name="T29" style:family="text">
      <style:text-properties fo:font-weight="normal" officeooo:rsid="00425ad7" style:font-weight-asian="normal" style:font-weight-complex="normal"/>
    </style:style>
    <style:style style:name="T30" style:family="text">
      <style:text-properties fo:font-weight="normal" officeooo:rsid="0042e425" style:font-weight-asian="normal" style:font-weight-complex="normal"/>
    </style:style>
    <style:style style:name="T31" style:family="text">
      <style:text-properties fo:font-weight="normal" officeooo:rsid="00434e2e" style:font-weight-asian="normal" style:font-weight-complex="normal"/>
    </style:style>
    <style:style style:name="T32" style:family="text">
      <style:text-properties fo:font-weight="normal" officeooo:rsid="002703d2" style:font-weight-asian="normal" style:font-weight-complex="normal"/>
    </style:style>
    <style:style style:name="T33" style:family="text">
      <style:text-properties fo:font-weight="normal" officeooo:rsid="0045ba88" style:font-weight-asian="normal" style:font-weight-complex="normal"/>
    </style:style>
    <style:style style:name="T34" style:family="text">
      <style:text-properties officeooo:rsid="002aa1aa"/>
    </style:style>
    <style:style style:name="T35" style:family="text">
      <style:text-properties officeooo:rsid="002d7930"/>
    </style:style>
    <style:style style:name="T36" style:family="text">
      <style:text-properties fo:font-size="24pt" style:font-size-asian="21pt" style:font-size-complex="24pt"/>
    </style:style>
    <style:style style:name="T37" style:family="text">
      <style:text-properties officeooo:rsid="00343990"/>
    </style:style>
    <style:style style:name="T38" style:family="text">
      <style:text-properties style:font-name="Arial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officeooo:rsid="003bd989"/>
    </style:style>
    <style:style style:name="T41" style:family="text">
      <style:text-properties officeooo:rsid="00402ad7"/>
    </style:style>
    <style:style style:name="T42" style:family="text">
      <style:text-properties officeooo:rsid="00425a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Ms. Baker</text:p>
      <text:p text:style-name="P2">OSHW Bluetooth Model Rocket Telemetry Board</text:p>
      <text:p text:style-name="P1"/>
      <text:p text:style-name="P26">Ideal Technical Specifications:</text:p>
      <text:p text:style-name="P3"/>
      <text:list xml:id="list162812753" text:style-name="L1">
        <text:list-item>
          <text:p text:style-name="P40"><text:span text:style-name="T1">Designed operating voltage: </text:span><text:span text:style-name="T2">2.7</text:span><text:span text:style-name="T1">v-3.6v</text:span></text:p>
        </text:list-item>
        <text:list-item>
          <text:p text:style-name="P46">Maximum supported rocket acceleration of 16g</text:p>
        </text:list-item>
        <text:list-item>
          <text:p text:style-name="P40"><text:span text:style-name="T1">Apogee tolerance of </text:span><text:span text:style-name="T4">±1</text:span><text:span text:style-name="T13">00</text:span><text:span text:style-name="T4">m</text:span></text:p>
        </text:list-item>
        <text:list-item>
          <text:p text:style-name="P84">BLE support</text:p>
        </text:list-item>
        <text:list-item>
          <text:p text:style-name="P85">1 16g accelerometer</text:p>
        </text:list-item>
        <text:list-item>
          <text:p text:style-name="P41"><text:span text:style-name="T4">1 axial accelerometer to determine </text:span><text:span text:style-name="T5">orientation</text:span></text:p>
        </text:list-item>
        <text:list-item>
          <text:p text:style-name="P41"><text:span text:style-name="T4">Stores 3D accelration from </text:span><text:span text:style-name="T6">1</text:span><text:span text:style-name="T4"> accelerometer and 1 axial accelerometer, all with 10-16bit resolution</text:span><text:span text:style-name="T5">(2 bytes per axis, </text:span><text:span text:style-name="T6">6</text:span><text:span text:style-name="T5"> bytes total per unit of time, </text:span><text:span text:style-name="T7">6kbytes per second</text:span><text:span text:style-name="T5">)</text:span></text:p>
        </text:list-item>
        <text:list-item>
          <text:p text:style-name="P86">1khz update rate</text:p>
        </text:list-item>
        <text:list-item>
          <text:p text:style-name="P42"><text:span text:style-name="T4">Minimum </text:span><text:span text:style-name="T9">60</text:span><text:span text:style-name="T4"> seconds of flight time </text:span><text:span text:style-name="T8">recording, 512kbytes on onboard fram</text:span><text:span text:style-name="T9">(lower memory options, possible upgradablility?)</text:span></text:p>
        </text:list-item>
      </text:list>
      <text:p text:style-name="P29"/>
      <text:p text:style-name="P31">IC List:</text:p>
      <text:list xml:id="list2199900306" text:style-name="L2">
        <text:list-item>
          <text:p text:style-name="P87">1x ATTINY85V-10SUR attiny85 10mhz microcontroller</text:p>
        </text:list-item>
        <text:list-item>
          <text:p text:style-name="P87">1x <text:s/>RN4871-I/RM140 rn4871 uart bluetooth/i2c interface</text:p>
        </text:list-item>
        <text:list-item>
          <text:p text:style-name="P43"><text:span text:style-name="T4">4x MR44V100AMAZAATL 128kb </text:span><text:span text:style-name="T10">I2C f-ram chips</text:span></text:p>
        </text:list-item>
        <text:list-item>
          <text:p text:style-name="P44"><text:span text:style-name="T10">1</text:span><text:span text:style-name="T4">x TC7WH08FK,LJ(CT </text:span><text:span text:style-name="T11">AND gate for 3-wire UART</text:span></text:p>
        </text:list-item>
        <text:list-item>
          <text:p text:style-name="P45"><text:span text:style-name="T12">2</text:span><text:span text:style-name="T4">x LIS3DHTR I2C accelerometer</text:span></text:p>
        </text:list-item>
        <text:list-item>
          <text:p text:style-name="P88">1x I3G4250DTR I2C gyroscope</text:p>
        </text:list-item>
        <text:list-item>
          <text:p text:style-name="P89">1x MCP121T-270E/TT reset IC</text:p>
        </text:list-item>
      </text:list>
      <text:p text:style-name="P30"/>
      <text:p text:style-name="P27">Schematic block list:</text:p>
      <text:p text:style-name="P32"/>
      <text:list xml:id="list2295546652" text:style-name="L3">
        <text:list-item>
          <text:p text:style-name="P81">ISP header block</text:p>
        </text:list-item>
        <text:list-item>
          <text:p text:style-name="P83">Reset block</text:p>
        </text:list-item>
        <text:list-item>
          <text:p text:style-name="P81">Power block</text:p>
        </text:list-item>
        <text:list-item>
          <text:p text:style-name="P82">I2C pullup block</text:p>
        </text:list-item>
        <text:list-item>
          <text:p text:style-name="P83">LED block</text:p>
        </text:list-item>
        <text:list-item>
          <text:p text:style-name="P82">10Mhz quartz crystal block</text:p>
        </text:list-item>
        <text:list-item>
          <text:p text:style-name="P81">ATTINY block</text:p>
        </text:list-item>
        <text:list-item>
          <text:p text:style-name="P81">RN4871 block</text:p>
        </text:list-item>
        <text:list-item>
          <text:p text:style-name="P81">512kbyte ram block</text:p>
        </text:list-item>
        <text:list-item>
          <text:p text:style-name="P81">Watchdog gyroscope block</text:p>
        </text:list-item>
        <text:list-item>
          <text:p text:style-name="P81">High-precision gyroscope block</text:p>
        </text:list-item>
        <text:list-item>
          <text:p text:style-name="P81">Watchdog accelerometer block</text:p>
        </text:list-item>
        <text:list-item>
          <text:p text:style-name="P81">High-precision accelerometer block</text:p>
        </text:list-item>
        <text:list-item>
          <text:p text:style-name="P47">3-wire to 4-wire UART conversion block</text:p>
        </text:list-item>
      </text:list>
      <text:p text:style-name="P11"/>
      <text:h text:style-name="P39" text:outline-level="1"><text:soft-page-break/><text:span text:style-name="T36">Block</text:span> <text:span text:style-name="T36">Descriptions</text:span></text:h>
      <text:h text:style-name="P33" text:outline-level="2">ISP Header Block:</text:h>
      <text:p text:style-name="P12"/>
      <text:p text:style-name="P12">Block Function:</text:p>
      <text:p text:style-name="P12"/>
      <text:p text:style-name="P12"><text:tab/><text:span text:style-name="T20">The ISP header block describes the interface between an external programmer and the rest of the circuit, particularly the ATTINY along with power connections</text:span></text:p>
      <text:p text:style-name="P4"/>
      <text:p text:style-name="P19">Internal References:</text:p>
      <text:p text:style-name="P19"/>
      <text:list xml:id="list2055269658" text:style-name="L4">
        <text:list-item>
          <text:p text:style-name="P48">J1<text:span text:style-name="T20"> – ISP 6 pin programming jack, connects an external programmer to the needed data and power lines</text:span></text:p>
        </text:list-item>
      </text:list>
      <text:p text:style-name="P4"/>
      <text:p text:style-name="P12">External References:</text:p>
      <text:p text:style-name="P4"/>
      <text:list xml:id="list1924069472" text:style-name="L5">
        <text:list-item>
          <text:p text:style-name="P49">BATT+ <text:span text:style-name="T20">- Positive voltage supply for the rest of the circuit, in this case J1 supplies 3.3v for programming</text:span></text:p>
        </text:list-item>
        <text:list-item>
          <text:p text:style-name="P49">ISP_MISO<text:span text:style-name="T20"> – Master-In Slave-Out, data line for communication between the programmer (master) and ATTINY (slave)</text:span></text:p>
        </text:list-item>
        <text:list-item>
          <text:p text:style-name="P58">ISP_MOSI<text:span text:style-name="T20"> – Master-Out Slave-In, </text:span><text:span text:style-name="T21">data line for communication between the programmer (master) and ATTINY (slave)</text:span></text:p>
        </text:list-item>
        <text:list-item>
          <text:p text:style-name="P58">ISP_SCK<text:span text:style-name="T20"> – Serial ClocK, clock line for </text:span><text:span text:style-name="T21">for communication between the programmer (master) and ATTINY (slave)</text:span></text:p>
        </text:list-item>
        <text:list-item>
          <text:p text:style-name="P58">RESET<text:span text:style-name="T20"> – IC reset line, in this case used to initiate programming with the ATTINY</text:span></text:p>
        </text:list-item>
        <text:list-item>
          <text:p text:style-name="P58">PGND<text:span text:style-name="T20"> – Programming GrouND, special ground connection between J1 and the ATTINY that can be seperated from the board-wide ground supply, so that no other ICs are active while programming</text:span></text:p>
        </text:list-item>
      </text:list>
      <text:h text:style-name="P33" text:outline-level="2"><text:span text:style-name="T34">Reset </text:span>Block:</text:h>
      <text:p text:style-name="P13"/>
      <text:p text:style-name="P13">Block Function:</text:p>
      <text:p text:style-name="P13"/>
      <text:p text:style-name="P13"><text:tab/><text:span text:style-name="T22">The reset block is in charge of keeping the RESET line on ICs </text:span><text:span text:style-name="T23">low</text:span><text:span text:style-name="T22"> if the battery voltage is unstable/too low. Otherwise, it is in charge of keeping the reset line </text:span><text:span text:style-name="T23">high</text:span><text:span text:style-name="T22"> in all other circumstances</text:span></text:p>
      <text:p text:style-name="P7"/>
      <text:p text:style-name="P20">Internal References:</text:p>
      <text:p text:style-name="P20"/>
      <text:list xml:id="list65211333429342" text:continue-list="list2055269658" text:style-name="L4">
        <text:list-item>
          <text:p text:style-name="P59">C1<text:span text:style-name="T20"> – 10uF ceramic bypass capacitor placed closely to U1</text:span></text:p>
        </text:list-item>
        <text:list-item>
          <text:p text:style-name="P59">R1<text:span text:style-name="T20"> – 10k</text:span><text:span text:style-name="T14">Ω pull-up resistor for the RESET line</text:span></text:p>
        </text:list-item>
        <text:list-item>
          <text:p text:style-name="P59"><text:span text:style-name="T3">U1</text:span><text:span text:style-name="T14"> – MCP121T-270E_TT reset IC, pulls the RESET line low </text:span><text:span text:style-name="T15">until</text:span><text:span text:style-name="T14"> the voltage has stayed </text:span><text:span text:style-name="T15">above 2.6v for longer than 120ms</text:span></text:p>
        </text:list-item>
      </text:list>
      <text:p text:style-name="P7"/>
      <text:p text:style-name="P13">External References:</text:p>
      <text:p text:style-name="Standard"/>
      <text:list xml:id="list1714791819" text:style-name="L6">
        <text:list-item>
          <text:p text:style-name="P50"><text:soft-page-break/>BATT+ <text:span text:style-name="T20">- Positive voltage supply</text:span></text:p>
        </text:list-item>
        <text:list-item>
          <text:p text:style-name="P60">GROUND<text:span text:style-name="T20"> – board-wide ground supply</text:span></text:p>
        </text:list-item>
        <text:list-item>
          <text:p text:style-name="P60">RESET<text:span text:style-name="T20"> – IC reset line, LOW resets all ICs connected to this line, the only exception being U1</text:span></text:p>
        </text:list-item>
      </text:list>
      <text:h text:style-name="P34" text:outline-level="2"><text:span text:style-name="T35">Power Block</text:span>:</text:h>
      <text:p text:style-name="P14"/>
      <text:p text:style-name="P14">Block Function:</text:p>
      <text:p text:style-name="P14"/>
      <text:p text:style-name="P14"><text:tab/><text:span text:style-name="T24">The function of the power block is very simple: provide 3v of DC power for the rest of the circuit</text:span></text:p>
      <text:p text:style-name="P5"/>
      <text:p text:style-name="P21">Internal References:</text:p>
      <text:p text:style-name="P21"/>
      <text:list xml:id="list65211863840120" text:continue-list="list65211333429342" text:style-name="L4">
        <text:list-item>
          <text:p text:style-name="P65"><text:span text:style-name="T18">B</text:span><text:span text:style-name="T3">T1</text:span><text:span text:style-name="T14"> – 3v 1632 lithium coin cell</text:span></text:p>
        </text:list-item>
      </text:list>
      <text:p text:style-name="P5"/>
      <text:p text:style-name="P14">External References:</text:p>
      <text:p text:style-name="P5"/>
      <text:list xml:id="list3777505063" text:style-name="L7">
        <text:list-item>
          <text:p text:style-name="P51">BATT+ <text:span text:style-name="T20">- Positive voltage supply, </text:span><text:span text:style-name="T24">in this case the lithium cell is providing 3v to the rest of the devices connected to this line</text:span></text:p>
        </text:list-item>
        <text:list-item>
          <text:p text:style-name="P61">GROUND<text:span text:style-name="T20"> – board-wide ground supply</text:span></text:p>
        </text:list-item>
      </text:list>
      <text:h text:style-name="P36" text:outline-level="2"><text:span text:style-name="T37">I2C Pullup Block</text:span>:</text:h>
      <text:p text:style-name="P16"/>
      <text:p text:style-name="P16">Block Function:</text:p>
      <text:p text:style-name="P16"/>
      <text:p text:style-name="P16"><text:tab/><text:span text:style-name="T24">The </text:span><text:span text:style-name="T25">I2C block provides pullup resistors for both the I2C clock line and the I2C data line</text:span></text:p>
      <text:p text:style-name="P8"/>
      <text:p text:style-name="P23">Internal References:</text:p>
      <text:p text:style-name="P23"/>
      <text:list xml:id="list65211048869155" text:continue-list="list65211863840120" text:style-name="L4">
        <text:list-item>
          <text:p text:style-name="P66"><text:span text:style-name="T18">R</text:span><text:span text:style-name="T3">2 &amp; R3</text:span><text:span text:style-name="T14"> – 2.2kΩ resistors that pull up the I2C SCL and SDA lines respectively, </text:span><text:span text:style-name="T16">optimized for 10 maximum I2C devices on battery power</text:span></text:p>
        </text:list-item>
      </text:list>
      <text:p text:style-name="P8"/>
      <text:p text:style-name="P16">External References:</text:p>
      <text:p text:style-name="P8"/>
      <text:list xml:id="list864183576" text:style-name="L8">
        <text:list-item>
          <text:p text:style-name="P52">BATT+ <text:span text:style-name="T20">- Positive voltage supply</text:span></text:p>
        </text:list-item>
        <text:list-item>
          <text:p text:style-name="P67">I2C_SCL<text:span text:style-name="T20"> – I2C serial clock line, provides all I2C devices with a clock</text:span></text:p>
        </text:list-item>
        <text:list-item>
          <text:p text:style-name="P67">I2C_SDA<text:span text:style-name="T20"> – I2C serial data line, bi-directional data line for all I2C devices</text:span></text:p>
        </text:list-item>
      </text:list>
      <text:h text:style-name="P35" text:outline-level="2"><text:span text:style-name="T40">LED Block</text:span>:</text:h>
      <text:p text:style-name="P15"/>
      <text:p text:style-name="P15">Block Function:</text:p>
      <text:p text:style-name="P15"/>
      <text:p text:style-name="P15"><text:tab/><text:span text:style-name="T24">The </text:span><text:span text:style-name="T26">LED block provides indication LEDs for various lines across the board</text:span></text:p>
      <text:p text:style-name="P6"/>
      <text:p text:style-name="P22">Internal References:</text:p>
      <text:p text:style-name="P22"/>
      <text:list xml:id="list65210581980734" text:continue-list="list65211048869155" text:style-name="L4">
        <text:list-item>
          <text:p text:style-name="P68"><text:soft-page-break/><text:span text:style-name="T18">D</text:span><text:span text:style-name="T3">1</text:span><text:span text:style-name="T14"> – Blue LED diode</text:span><text:span text:style-name="T17">, </text:span><text:span text:style-name="T14">rated minimum 10mA</text:span></text:p>
        </text:list-item>
        <text:list-item>
          <text:p text:style-name="P68"><text:span text:style-name="T3">R4</text:span><text:span text:style-name="T14"> – 680Ω current limiting resistor, limits the LED current to less than 5mA at 3.3v </text:span></text:p>
        </text:list-item>
      </text:list>
      <text:p text:style-name="P15"/>
      <text:p text:style-name="P15">External References:</text:p>
      <text:p text:style-name="P6"/>
      <text:list xml:id="list2446947956" text:style-name="L9">
        <text:list-item>
          <text:p text:style-name="P53">BATT+ <text:span text:style-name="T20">- Positive voltage supply</text:span></text:p>
        </text:list-item>
        <text:list-item>
          <text:p text:style-name="P62"><text:span text:style-name="T38">GROUND</text:span><text:span text:style-name="T39"> – board-wide ground supply</text:span></text:p>
        </text:list-item>
        <text:list-item>
          <text:p text:style-name="P69">LED_BTON<text:span text:style-name="T20"> – Line from the RN4871 to an indicator LED; is powered when the RN4871 is active</text:span></text:p>
        </text:list-item>
      </text:list>
      <text:p text:style-name="P78"/>
      <text:h text:style-name="P37" text:outline-level="2"><text:span text:style-name="T41">10MHZ Quartz Crystal Block</text:span>:</text:h>
      <text:p text:style-name="P17"/>
      <text:p text:style-name="P17">Block Function:</text:p>
      <text:p text:style-name="P17"/>
      <text:p text:style-name="P17"><text:tab/><text:span text:style-name="T24">The </text:span><text:span text:style-name="T28">quartz crystal block provides the components necissary for the ATTINY to run on an external 10MHz quartz crystal</text:span></text:p>
      <text:p text:style-name="P9"/>
      <text:p text:style-name="P24">Internal References:</text:p>
      <text:p text:style-name="P24"/>
      <text:list xml:id="list65212013503157" text:continue-list="list65210581980734" text:style-name="L4">
        <text:list-item>
          <text:p text:style-name="P70"><text:span text:style-name="T19">Y</text:span><text:span text:style-name="T3">1</text:span><text:span text:style-name="T14"> – 10MHZ quartz crystal</text:span></text:p>
        </text:list-item>
        <text:list-item>
          <text:p text:style-name="P70"><text:span text:style-name="T3">C8 &amp; C9</text:span><text:span text:style-name="T14"> – 22pF ceramic capacitors necissary for crystal oscillation</text:span></text:p>
        </text:list-item>
      </text:list>
      <text:p text:style-name="P9"/>
      <text:p text:style-name="P17">External References:</text:p>
      <text:p text:style-name="P9"/>
      <text:list xml:id="list2571329066" text:style-name="L10">
        <text:list-item>
          <text:p text:style-name="P54">BATT+ <text:span text:style-name="T20">-</text:span><text:span text:style-name="T25"> </text:span><text:span text:style-name="T27">Positive voltage supply</text:span></text:p>
        </text:list-item>
        <text:list-item>
          <text:p text:style-name="P71">CLKI<text:span text:style-name="T20"> – ATTINY clock input</text:span></text:p>
        </text:list-item>
        <text:list-item>
          <text:p text:style-name="P71">CLKO<text:span text:style-name="T20"> – ATTINY clock output</text:span></text:p>
        </text:list-item>
        <text:list-item>
          <text:p text:style-name="P63">GROUND<text:span text:style-name="T20"> – board-wide ground supply</text:span></text:p>
        </text:list-item>
      </text:list>
      <text:p text:style-name="P79"/>
      <text:h text:style-name="P38" text:outline-level="2"><text:span text:style-name="T42">ATTINY</text:span><text:span text:style-name="T41"> Block</text:span>:</text:h>
      <text:p text:style-name="P18"/>
      <text:p text:style-name="P18">Block Function:</text:p>
      <text:p text:style-name="P18"/>
      <text:p text:style-name="P57"><text:tab/><text:span text:style-name="T29">The ATTINY block consists of an ATTINY85-10mhz microcontroller along with bypass capacitor and other etc’s.</text:span></text:p>
      <text:p text:style-name="P57"><text:span text:style-name="T29"/></text:p>
      <text:p text:style-name="P57"><text:span text:style-name="T29"><text:tab/>The clock is generated by a 10mhz quartz crystal along pins CLKI and CLKO.</text:span></text:p>
      <text:p text:style-name="P57"><text:span text:style-name="T29"/></text:p>
      <text:p text:style-name="P57"><text:span text:style-name="T29"><text:tab/>When programming, the ATTINY’s ground can be disconnected from the rest of the board so the programming data lines do not interfere with other ICs</text:span></text:p>
      <text:p text:style-name="P80"/>
      <text:p text:style-name="P18"><text:span text:style-name="T29"><text:tab/></text:span><text:span text:style-name="T30">The ATTINY85 ultimately controls the RN4871 via a 115200 baud UART connection. </text:span><text:span text:style-name="T31">A single pin is used for both RX and TX: whether it is RX or TX is dependent on the state of the RTS/CTS lines. When RN4871_RTS </text:span></text:p>
      <text:p text:style-name="P10"/>
      <text:p text:style-name="P25"><text:soft-page-break/>Internal References:</text:p>
      <text:p text:style-name="P25"/>
      <text:list xml:id="list65211309631977" text:continue-list="list65212013503157" text:style-name="L4">
        <text:list-item>
          <text:p text:style-name="P73"><text:span text:style-name="T3">U4</text:span><text:span text:style-name="T14"> – ATTINY85</text:span></text:p>
        </text:list-item>
        <text:list-item>
          <text:p text:style-name="P74"><text:span text:style-name="T3">C10</text:span><text:span text:style-name="T14"> – 10uF ceramic bypass capacitor</text:span></text:p>
        </text:list-item>
        <text:list-item>
          <text:p text:style-name="P74"><text:span text:style-name="T3">JP1</text:span><text:span text:style-name="T14"> – Physical jumper that disconnects the ATTINY’s programming ground from the board-wide ground supply, to prevent any other chips from misinterpreting the programming signals</text:span></text:p>
        </text:list-item>
      </text:list>
      <text:p text:style-name="P10"/>
      <text:p text:style-name="P18">External References:</text:p>
      <text:p text:style-name="P10"/>
      <text:list xml:id="list3284267628" text:style-name="L11">
        <text:list-item>
          <text:p text:style-name="P75">ATTINY_RTS<text:span text:style-name="T20"> – Request To Send, pulled high if the ATTINY is </text:span><text:span text:style-name="T33">ready </text:span><text:span text:style-name="T20">to reci</text:span><text:span text:style-name="T33">e</text:span><text:span text:style-name="T20">ve data</text:span></text:p>
        </text:list-item>
        <text:list-item>
          <text:p text:style-name="P75">ATTINY_UART<text:span text:style-name="T20"> – RX/TX pin for UART communications</text:span></text:p>
        </text:list-item>
        <text:list-item>
          <text:p text:style-name="P55">BATT+ <text:span text:style-name="T20">-</text:span><text:span text:style-name="T25"> </text:span><text:span text:style-name="T27">Positive voltage supply</text:span></text:p>
        </text:list-item>
        <text:list-item>
          <text:p text:style-name="P72">CLKI<text:span text:style-name="T20"> – ATTINY clock input</text:span></text:p>
        </text:list-item>
        <text:list-item>
          <text:p text:style-name="P72">CLKO<text:span text:style-name="T20"> – ATTINY clock output</text:span></text:p>
        </text:list-item>
        <text:list-item>
          <text:p text:style-name="P64">GROUND <text:span text:style-name="T20">– board-wide ground supply</text:span></text:p>
        </text:list-item>
        <text:list-item>
          <text:p text:style-name="P75">RESET<text:span text:style-name="T20"> - </text:span><text:span text:style-name="T23">IC reset line, LOW resets all ICs connected to this line, the only exception being U1</text:span></text:p>
        </text:list-item>
        <text:list-item>
          <text:p text:style-name="P76">RN4871_RTS<text:span text:style-name="T20"> – Request To Sent, pulled high if the RN4871 is ready to receive data</text:span></text:p>
        </text:list-item>
        <text:list-item>
          <text:p text:style-name="P77">PGND<text:span text:style-name="T20"> – </text:span><text:span text:style-name="T32">Programming GrouND, special ground connection between J1 and the ATTINY that can be seperated from the board-wide ground supply, so that no other ICs are active while programmin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Arial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Arial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24pt" style:font-name-asian="Arial3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Arial1" fo:font-family="Arial" style:font-style-name="Regular" style:font-family-generic="swiss" style:font-pitch="variable" fo:font-size="18pt" fo:font-weight="bold" style:font-name-asian="Arial3" style:font-family-asian="Arial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4pt" fo:font-weight="bold" style:font-size-asian="130%" style:font-weight-asian="bold" style:font-size-complex="130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23:59:48.629646328</meta:creation-date>
    <dc:date>2021-02-18T06:52:09.882471009</dc:date>
    <meta:editing-duration>P1DT7H24M32S</meta:editing-duration>
    <meta:editing-cycles>41</meta:editing-cycles>
    <meta:generator>LibreOffice/7.1.0.3$Linux_X86_64 LibreOffice_project/10$Build-3</meta:generator>
    <meta:document-statistic meta:table-count="0" meta:image-count="0" meta:object-count="0" meta:page-count="5" meta:paragraph-count="117" meta:word-count="998" meta:character-count="5987" meta:non-whitespace-character-count="5131"/>
  </office:meta>
</office:document-meta>
</file>